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aco" svg:font-family="Monaco" style:font-family-generic="swiss" style:font-pitch="variable" svg:panose-1="2 11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Monaco" fo:font-size="11pt" style:font-size-asian="11pt" style:font-size-complex="11pt"/>
    </style:style>
    <style:style style:name="P2" style:parent-style-name="Standard" style:family="paragraph">
      <style:text-properties style:font-name="Monaco" fo:font-size="11pt" style:font-size-asian="11pt" style:font-size-complex="11pt"/>
    </style:style>
    <style:style style:name="P3" style:parent-style-name="Standard" style:family="paragraph">
      <style:text-properties style:font-name="Monaco" fo:font-size="11pt" style:font-size-asian="11pt" style:font-size-complex="11pt"/>
    </style:style>
    <style:style style:name="P4" style:parent-style-name="Standard" style:family="paragraph">
      <style:text-properties style:font-name="Monaco" fo:font-size="11pt" style:font-size-asian="11pt" style:font-size-complex="11pt"/>
    </style:style>
    <style:style style:name="P5" style:parent-style-name="Standard" style:family="paragraph">
      <style:text-properties style:font-name="Monaco" fo:font-size="11pt" style:font-size-asian="11pt" style:font-size-complex="11pt"/>
    </style:style>
    <style:style style:name="P6" style:parent-style-name="Standard" style:family="paragraph">
      <style:text-properties style:font-name="Monaco" fo:font-size="11pt" style:font-size-asian="11pt" style:font-size-complex="11pt"/>
    </style:style>
    <style:style style:name="P7" style:parent-style-name="Standard" style:family="paragraph">
      <style:text-properties style:font-name="Monaco" fo:font-size="11pt" style:font-size-asian="11pt" style:font-size-complex="11pt"/>
    </style:style>
    <style:style style:name="P8" style:parent-style-name="Standard" style:family="paragraph">
      <style:text-properties style:font-name="Monaco" fo:font-size="11pt" style:font-size-asian="11pt" style:font-size-complex="11pt"/>
    </style:style>
    <style:style style:name="P9" style:parent-style-name="Standard" style:family="paragraph">
      <style:text-properties style:font-name="Monaco" fo:font-size="11pt" style:font-size-asian="11pt" style:font-size-complex="11pt"/>
    </style:style>
    <style:style style:name="P10" style:parent-style-name="Standard" style:family="paragraph">
      <style:text-properties style:font-name="Monaco" fo:font-size="11pt" style:font-size-asian="11pt" style:font-size-complex="11pt"/>
    </style:style>
    <style:style style:name="P11" style:parent-style-name="Standard" style:family="paragraph">
      <style:text-properties style:font-name="Monaco" fo:font-size="11pt" style:font-size-asian="11pt" style:font-size-complex="11pt"/>
    </style:style>
    <style:style style:name="P12" style:parent-style-name="Standard" style:family="paragraph">
      <style:text-properties style:font-name="Monaco" fo:font-size="11pt" style:font-size-asian="11pt" style:font-size-complex="11pt"/>
    </style:style>
    <style:style style:name="P13" style:parent-style-name="Standard" style:family="paragraph">
      <style:text-properties style:font-name="Monaco" fo:font-size="11pt" style:font-size-asian="11pt" style:font-size-complex="11pt"/>
    </style:style>
    <style:style style:name="P14" style:parent-style-name="Standard" style:family="paragraph">
      <style:text-properties style:font-name="Monaco" fo:font-size="11pt" style:font-size-asian="11pt" style:font-size-complex="11pt"/>
    </style:style>
    <style:style style:name="P15" style:parent-style-name="Standard" style:family="paragraph">
      <style:text-properties style:font-name="Monaco" fo:font-size="11pt" style:font-size-asian="11pt" style:font-size-complex="11pt"/>
    </style:style>
    <style:style style:name="P16" style:parent-style-name="Standard" style:family="paragraph">
      <style:text-properties style:font-name="Monaco" fo:font-size="11pt" style:font-size-asian="11pt" style:font-size-complex="11pt"/>
    </style:style>
    <style:style style:name="P17" style:parent-style-name="Standard" style:family="paragraph">
      <style:text-properties style:font-name="Monaco" fo:font-size="11pt" style:font-size-asian="11pt" style:font-size-complex="11pt"/>
    </style:style>
    <style:style style:name="P18" style:parent-style-name="Standard" style:family="paragraph">
      <style:text-properties style:font-name="Monaco" fo:font-size="11pt" style:font-size-asian="11pt" style:font-size-complex="11pt"/>
    </style:style>
    <style:style style:name="P19" style:parent-style-name="Standard" style:family="paragraph">
      <style:text-properties style:font-name="Monaco" fo:font-size="11pt" style:font-size-asian="11pt" style:font-size-complex="11pt"/>
    </style:style>
    <style:style style:name="P20" style:parent-style-name="Standard" style:family="paragraph">
      <style:text-properties style:font-name="Monaco" fo:font-size="11pt" style:font-size-asian="11pt" style:font-size-complex="11pt"/>
    </style:style>
    <style:style style:name="P21" style:parent-style-name="Standard" style:family="paragraph">
      <style:text-properties style:font-name="Monaco" fo:font-size="11pt" style:font-size-asian="11pt" style:font-size-complex="11pt"/>
    </style:style>
    <style:style style:name="P22" style:parent-style-name="Standard" style:family="paragraph">
      <style:text-properties style:font-name="Monaco" fo:font-size="11pt" style:font-size-asian="11pt" style:font-size-complex="11pt"/>
    </style:style>
    <style:style style:name="P23" style:parent-style-name="Standard" style:family="paragraph">
      <style:text-properties style:font-name="Monaco" fo:font-size="11pt" style:font-size-asian="11pt" style:font-size-complex="11pt"/>
    </style:style>
    <style:style style:name="P24" style:parent-style-name="Standard" style:family="paragraph">
      <style:text-properties style:font-name="Monaco" fo:font-size="11pt" style:font-size-asian="11pt" style:font-size-complex="11pt"/>
    </style:style>
    <style:style style:name="P25" style:parent-style-name="Standard" style:family="paragraph">
      <style:text-properties style:font-name="Monaco" fo:font-size="11pt" style:font-size-asian="11pt" style:font-size-complex="11pt"/>
    </style:style>
    <style:style style:name="P26" style:parent-style-name="Standard" style:family="paragraph">
      <style:text-properties style:font-name="Monaco" fo:font-size="11pt" style:font-size-asian="11pt" style:font-size-complex="11pt"/>
    </style:style>
    <style:style style:name="P27" style:parent-style-name="Standard" style:family="paragraph">
      <style:text-properties style:font-name="Monaco" fo:font-size="11pt" style:font-size-asian="11pt" style:font-size-complex="11pt"/>
    </style:style>
    <style:style style:name="P28" style:parent-style-name="Standard" style:family="paragraph">
      <style:text-properties style:font-name="Monaco" fo:font-size="11pt" style:font-size-asian="11pt" style:font-size-complex="11pt"/>
    </style:style>
    <style:style style:name="P29" style:parent-style-name="Standard" style:family="paragraph">
      <style:text-properties style:font-name="Monaco" fo:font-size="11pt" style:font-size-asian="11pt" style:font-size-complex="11pt"/>
    </style:style>
    <style:style style:name="P30" style:parent-style-name="Standard" style:family="paragraph">
      <style:text-properties style:font-name="Monaco" fo:font-size="11pt" style:font-size-asian="11pt" style:font-size-complex="11pt"/>
    </style:style>
    <style:style style:name="P31" style:parent-style-name="Standard" style:family="paragraph">
      <style:text-properties style:font-name="Monaco" fo:font-size="11pt" style:font-size-asian="11pt" style:font-size-complex="11pt"/>
    </style:style>
    <style:style style:name="P32" style:parent-style-name="Standard" style:family="paragraph">
      <style:text-properties style:font-name="Monaco" fo:font-size="11pt" style:font-size-asian="11pt" style:font-size-complex="11pt"/>
    </style:style>
    <style:style style:name="P33" style:parent-style-name="Standard" style:family="paragraph">
      <style:text-properties style:font-name="Monaco" fo:font-size="11pt" style:font-size-asian="11pt" style:font-size-complex="11pt"/>
    </style:style>
    <style:style style:name="P34" style:parent-style-name="Standard" style:family="paragraph">
      <style:text-properties style:font-name="Monaco" fo:font-size="11pt" style:font-size-asian="11pt" style:font-size-complex="11pt"/>
    </style:style>
    <style:style style:name="P35" style:parent-style-name="Standard" style:family="paragraph">
      <style:text-properties style:font-name="Monaco" fo:font-size="11pt" style:font-size-asian="11pt" style:font-size-complex="11pt"/>
    </style:style>
    <style:style style:name="P36" style:parent-style-name="Standard" style:family="paragraph">
      <style:text-properties style:font-name="Monaco" fo:font-size="11pt" style:font-size-asian="11pt" style:font-size-complex="11pt"/>
    </style:style>
    <style:style style:name="P37" style:parent-style-name="Standard" style:family="paragraph">
      <style:text-properties style:font-name="Monaco" fo:font-size="11pt" style:font-size-asian="11pt" style:font-size-complex="11pt"/>
    </style:style>
    <style:style style:name="P38" style:parent-style-name="Standard" style:family="paragraph">
      <style:text-properties style:font-name="Monaco" fo:font-size="11pt" style:font-size-asian="11pt" style:font-size-complex="11pt"/>
    </style:style>
    <style:style style:name="P39" style:parent-style-name="Standard" style:family="paragraph">
      <style:text-properties style:font-name="Monaco" fo:font-size="11pt" style:font-size-asian="11pt" style:font-size-complex="11pt"/>
    </style:style>
    <style:style style:name="P40" style:parent-style-name="Standard" style:family="paragraph">
      <style:text-properties style:font-name="Monaco" fo:font-size="11pt" style:font-size-asian="11pt" style:font-size-complex="11pt"/>
    </style:style>
    <style:style style:name="P41" style:parent-style-name="Standard" style:family="paragraph">
      <style:text-properties style:font-name="Monaco" fo:font-size="11pt" style:font-size-asian="11pt" style:font-size-complex="11pt"/>
    </style:style>
    <style:style style:name="P42" style:parent-style-name="Standard" style:family="paragraph">
      <style:text-properties style:font-name="Monaco" fo:font-size="11pt" style:font-size-asian="11pt" style:font-size-complex="11pt"/>
    </style:style>
    <style:style style:name="P43" style:parent-style-name="Standard" style:family="paragraph">
      <style:text-properties style:font-name="Monaco"/>
    </style:style>
    <style:style style:name="P44" style:parent-style-name="Standard" style:family="paragraph">
      <style:text-properties style:font-name="Monaco"/>
    </style:style>
    <style:style style:name="P45" style:parent-style-name="Standard" style:family="paragraph">
      <style:text-properties style:font-name="Monaco"/>
    </style:style>
    <style:style style:name="P46" style:parent-style-name="Standard" style:family="paragraph">
      <style:text-properties style:font-name="Monaco" fo:font-size="11pt" style:font-size-asian="11pt" style:font-size-complex="11pt"/>
    </style:style>
    <style:style style:name="P47" style:parent-style-name="Standard" style:family="paragraph">
      <style:text-properties style:font-name="Monaco" fo:font-size="11pt" style:font-size-asian="11pt" style:font-size-complex="11pt"/>
    </style:style>
    <style:style style:name="P48" style:parent-style-name="Standard" style:family="paragraph">
      <style:text-properties style:font-name="Monaco" fo:font-size="11pt" style:font-size-asian="11pt" style:font-size-complex="11pt"/>
    </style:style>
    <style:style style:name="P49" style:parent-style-name="Standard" style:family="paragraph">
      <style:text-properties style:font-name="Monaco" fo:font-size="11pt" style:font-size-asian="11pt" style:font-size-complex="11pt"/>
    </style:style>
    <style:style style:name="P50" style:parent-style-name="Standard" style:family="paragraph">
      <style:text-properties style:font-name="Monaco" fo:font-size="11pt" style:font-size-asian="11pt" style:font-size-complex="11pt"/>
    </style:style>
    <style:style style:name="P51" style:parent-style-name="Standard" style:family="paragraph">
      <style:text-properties style:font-name="Monaco" fo:font-size="11pt" style:font-size-asian="11pt" style:font-size-complex="11pt"/>
    </style:style>
    <style:style style:name="P52" style:parent-style-name="Standard" style:family="paragraph">
      <style:text-properties style:font-name="Monaco" fo:font-size="11pt" style:font-size-asian="11pt" style:font-size-complex="11pt"/>
    </style:style>
    <style:style style:name="P53" style:parent-style-name="Standard" style:family="paragraph">
      <style:text-properties style:font-name="Monaco" fo:font-size="11pt" style:font-size-asian="11pt" style:font-size-complex="11pt"/>
    </style:style>
    <style:style style:name="P54" style:parent-style-name="Standard" style:family="paragraph">
      <style:text-properties style:font-name="Monaco" fo:font-size="11pt" style:font-size-asian="11pt" style:font-size-complex="11pt"/>
    </style:style>
    <style:style style:name="P55" style:parent-style-name="Standard" style:family="paragraph">
      <style:text-properties style:font-name="Monaco" fo:font-size="11pt" style:font-size-asian="11pt" style:font-size-complex="11pt"/>
    </style:style>
    <style:style style:name="P56" style:parent-style-name="Standard" style:family="paragraph">
      <style:text-properties style:font-name="Monaco" fo:font-size="11pt" style:font-size-asian="11pt" style:font-size-complex="11pt"/>
    </style:style>
    <style:style style:name="P57" style:parent-style-name="Standard" style:family="paragraph">
      <style:text-properties style:font-name="Monaco" fo:font-size="11pt" style:font-size-asian="11pt" style:font-size-complex="11pt"/>
    </style:style>
    <style:style style:name="P58" style:parent-style-name="Standard" style:family="paragraph">
      <style:text-properties style:font-name="Monaco" fo:font-size="11pt" style:font-size-asian="11pt" style:font-size-complex="11pt"/>
    </style:style>
    <style:style style:name="P59" style:parent-style-name="Standard" style:family="paragraph">
      <style:text-properties style:font-name="Monaco" fo:font-size="11pt" style:font-size-asian="11pt" style:font-size-complex="11pt"/>
    </style:style>
    <style:style style:name="P60" style:parent-style-name="Standard" style:family="paragraph">
      <style:text-properties style:font-name="Monaco" fo:font-size="11pt" style:font-size-asian="11pt" style:font-size-complex="11pt"/>
    </style:style>
    <style:style style:name="P61" style:parent-style-name="Standard" style:family="paragraph">
      <style:text-properties style:font-name="Monaco" fo:font-size="11pt" style:font-size-asian="11pt" style:font-size-complex="11pt"/>
    </style:style>
    <style:style style:name="P62" style:parent-style-name="Standard" style:family="paragraph">
      <style:text-properties style:font-name="Monaco" fo:font-size="11pt" style:font-size-asian="11pt" style:font-size-complex="11pt"/>
    </style:style>
    <style:style style:name="P63" style:parent-style-name="Standard" style:family="paragraph">
      <style:text-properties style:font-name="Monaco" fo:font-size="11pt" style:font-size-asian="11pt" style:font-size-complex="11pt"/>
    </style:style>
    <style:style style:name="P64" style:parent-style-name="Standard" style:family="paragraph">
      <style:text-properties style:font-name="Monaco" fo:font-size="11pt" style:font-size-asian="11pt" style:font-size-complex="11pt"/>
    </style:style>
    <style:style style:name="P65" style:parent-style-name="Standard" style:family="paragraph">
      <style:text-properties style:font-name="Monaco" fo:font-size="11pt" style:font-size-asian="11pt" style:font-size-complex="11pt"/>
    </style:style>
    <style:style style:name="P66" style:parent-style-name="Standard" style:family="paragraph">
      <style:text-properties style:font-name="Monaco" fo:font-size="11pt" style:font-size-asian="11pt" style:font-size-complex="11pt"/>
    </style:style>
    <style:style style:name="P67" style:parent-style-name="Standard" style:family="paragraph">
      <style:text-properties style:font-name="Monaco" fo:font-size="11pt" style:font-size-asian="11pt" style:font-size-complex="11pt"/>
    </style:style>
    <style:style style:name="P68" style:parent-style-name="Standard" style:family="paragraph">
      <style:text-properties style:font-name="Monaco" fo:font-size="11pt" style:font-size-asian="11pt" style:font-size-complex="11pt"/>
    </style:style>
    <style:style style:name="P69" style:parent-style-name="Standard" style:family="paragraph">
      <style:text-properties style:font-name="Monaco" fo:font-size="11pt" style:font-size-asian="11pt" style:font-size-complex="11pt"/>
    </style:style>
    <style:style style:name="P70" style:parent-style-name="Standard" style:family="paragraph">
      <style:text-properties style:font-name="Monaco" fo:font-size="11pt" style:font-size-asian="11pt" style:font-size-complex="11pt"/>
    </style:style>
    <style:style style:name="P71" style:parent-style-name="Standard" style:family="paragraph">
      <style:text-properties style:font-name="Monaco" fo:font-size="11pt" style:font-size-asian="11pt" style:font-size-complex="11pt"/>
    </style:style>
    <style:style style:name="P72" style:parent-style-name="Standard" style:family="paragraph">
      <style:text-properties style:font-name="Monaco" fo:font-size="11pt" style:font-size-asian="11pt" style:font-size-complex="11pt"/>
    </style:style>
    <style:style style:name="P73" style:parent-style-name="Standard" style:family="paragraph">
      <style:text-properties style:font-name="Monaco" fo:font-size="11pt" style:font-size-asian="11pt" style:font-size-complex="11pt"/>
    </style:style>
    <style:style style:name="P74" style:parent-style-name="Standard" style:family="paragraph">
      <style:text-properties style:font-name="Monaco" fo:font-size="11pt" style:font-size-asian="11pt" style:font-size-complex="11pt"/>
    </style:style>
    <style:style style:name="P75" style:parent-style-name="Standard" style:family="paragraph">
      <style:text-properties style:font-name="Monaco" fo:font-size="11pt" style:font-size-asian="11pt" style:font-size-complex="11pt"/>
    </style:style>
    <style:style style:name="P76" style:parent-style-name="Standard" style:family="paragraph">
      <style:text-properties style:font-name="Monaco" fo:font-size="11pt" style:font-size-asian="11pt" style:font-size-complex="11pt"/>
    </style:style>
    <style:style style:name="P77" style:parent-style-name="Standard" style:family="paragraph">
      <style:text-properties style:font-name="Monaco" fo:font-size="11pt" style:font-size-asian="11pt" style:font-size-complex="11pt"/>
    </style:style>
    <style:style style:name="P78" style:parent-style-name="Standard" style:family="paragraph">
      <style:text-properties style:font-name="Monaco" fo:font-size="11pt" style:font-size-asian="11pt" style:font-size-complex="11pt"/>
    </style:style>
    <style:style style:name="P79" style:parent-style-name="Standard" style:family="paragraph">
      <style:text-properties style:font-name="Monaco" fo:font-size="11pt" style:font-size-asian="11pt" style:font-size-complex="11pt"/>
    </style:style>
    <style:style style:name="P80" style:parent-style-name="Standard" style:family="paragraph">
      <style:text-properties style:font-name="Monaco" fo:font-size="11pt" style:font-size-asian="11pt" style:font-size-complex="11pt"/>
    </style:style>
    <style:style style:name="P81" style:parent-style-name="Standard" style:family="paragraph">
      <style:text-properties style:font-name="Monaco" fo:font-size="11pt" style:font-size-asian="11pt" style:font-size-complex="11pt"/>
    </style:style>
    <style:style style:name="P82" style:parent-style-name="Standard" style:family="paragraph">
      <style:text-properties style:font-name="Monaco" fo:font-size="11pt" style:font-size-asian="11pt" style:font-size-complex="11pt"/>
    </style:style>
    <style:style style:name="P83" style:parent-style-name="Standard" style:family="paragraph">
      <style:text-properties style:font-name="Monaco" fo:font-size="11pt" style:font-size-asian="11pt" style:font-size-complex="11pt"/>
    </style:style>
    <style:style style:name="P84" style:parent-style-name="Standard" style:family="paragraph">
      <style:text-properties style:font-name="Monaco" fo:font-size="11pt" style:font-size-asian="11pt" style:font-size-complex="11pt"/>
    </style:style>
    <style:style style:name="P85" style:parent-style-name="Standard" style:family="paragraph">
      <style:text-properties style:font-name="Monaco" fo:font-size="11pt" style:font-size-asian="11pt" style:font-size-complex="11pt"/>
    </style:style>
    <style:style style:name="P86" style:parent-style-name="Standard" style:family="paragraph">
      <style:text-properties style:font-name="Monaco" fo:font-size="11pt" style:font-size-asian="11pt" style:font-size-complex="11pt"/>
    </style:style>
    <style:style style:name="P87" style:parent-style-name="Standard" style:family="paragraph">
      <style:text-properties style:font-name="Monaco" fo:font-size="11pt" style:font-size-asian="11pt" style:font-size-complex="11pt"/>
    </style:style>
    <style:style style:name="P88" style:parent-style-name="Standard" style:family="paragraph">
      <style:text-properties style:font-name="Monaco" fo:font-size="11pt" style:font-size-asian="11pt" style:font-size-complex="11pt"/>
    </style:style>
    <style:style style:name="P89" style:parent-style-name="Standard" style:family="paragraph">
      <style:text-properties style:font-name="Monaco" fo:font-size="11pt" style:font-size-asian="11pt" style:font-size-complex="11pt"/>
    </style:style>
    <style:style style:name="P90" style:parent-style-name="Standard" style:family="paragraph">
      <style:text-properties style:font-name="Monaco" fo:font-size="11pt" style:font-size-asian="11pt" style:font-size-complex="11pt"/>
    </style:style>
    <style:style style:name="P91" style:parent-style-name="Standard" style:family="paragraph">
      <style:text-properties style:font-name="Monaco" fo:font-size="11pt" style:font-size-asian="11pt" style:font-size-complex="11pt"/>
    </style:style>
    <style:style style:name="P92" style:parent-style-name="Standard" style:family="paragraph">
      <style:text-properties style:font-name="Monaco" fo:font-size="11pt" style:font-size-asian="11pt" style:font-size-complex="11pt"/>
    </style:style>
    <style:style style:name="P93" style:parent-style-name="Standard" style:family="paragraph">
      <style:text-properties style:font-name="Monaco" fo:font-size="11pt" style:font-size-asian="11pt" style:font-size-complex="11pt"/>
    </style:style>
    <style:style style:name="P94" style:parent-style-name="Standard" style:family="paragraph">
      <style:text-properties style:font-name="Monaco" fo:font-size="11pt" style:font-size-asian="11pt" style:font-size-complex="11pt"/>
    </style:style>
    <style:style style:name="P95" style:parent-style-name="Standard" style:family="paragraph">
      <style:text-properties style:font-name="Monaco" fo:font-size="11pt" style:font-size-asian="11pt" style:font-size-complex="11pt"/>
    </style:style>
    <style:style style:name="P96" style:parent-style-name="Standard" style:family="paragraph">
      <style:text-properties style:font-name="Monaco" fo:font-size="11pt" style:font-size-asian="11pt" style:font-size-complex="11pt"/>
    </style:style>
    <style:style style:name="P97" style:parent-style-name="Standard" style:family="paragraph">
      <style:text-properties style:font-name="Monaco" fo:font-size="11pt" style:font-size-asian="11pt" style:font-size-complex="11pt"/>
    </style:style>
    <style:style style:name="P98" style:parent-style-name="Standard" style:family="paragraph">
      <style:text-properties style:font-name="Monaco" fo:font-size="11pt" style:font-size-asian="11pt" style:font-size-complex="11pt"/>
    </style:style>
    <style:style style:name="P99" style:parent-style-name="Standard" style:family="paragraph">
      <style:text-properties style:font-name="Monaco" fo:font-size="11pt" style:font-size-asian="11pt" style:font-size-complex="11pt"/>
    </style:style>
    <style:style style:name="P100" style:parent-style-name="Standard" style:family="paragraph">
      <style:text-properties style:font-name="Monaco" fo:font-size="11pt" style:font-size-asian="11pt" style:font-size-complex="11pt"/>
    </style:style>
    <style:style style:name="P101" style:parent-style-name="Standard" style:family="paragraph">
      <style:text-properties style:font-name="Monaco" fo:font-size="11pt" style:font-size-asian="11pt" style:font-size-complex="11pt"/>
    </style:style>
    <style:style style:name="P102" style:parent-style-name="Standard" style:family="paragraph">
      <style:text-properties style:font-name="Monaco" fo:font-size="11pt" style:font-size-asian="11pt" style:font-size-complex="11pt"/>
    </style:style>
    <style:style style:name="P103" style:parent-style-name="Standard" style:family="paragraph">
      <style:text-properties style:font-name="Monaco" fo:font-size="11pt" style:font-size-asian="11pt" style:font-size-complex="11pt"/>
    </style:style>
    <style:style style:name="P104" style:parent-style-name="Standard" style:family="paragraph">
      <style:text-properties style:font-name="Monaco" fo:font-size="11pt" style:font-size-asian="11pt" style:font-size-complex="11pt"/>
    </style:style>
    <style:style style:name="P105" style:parent-style-name="Standard" style:family="paragraph">
      <style:text-properties style:font-name="Monaco" fo:font-size="11pt" style:font-size-asian="11pt" style:font-size-complex="11pt"/>
    </style:style>
    <style:style style:name="P106" style:parent-style-name="Standard" style:family="paragraph">
      <style:text-properties style:font-name="Monaco" fo:font-size="11pt" style:font-size-asian="11pt" style:font-size-complex="11pt"/>
    </style:style>
    <style:style style:name="P107" style:parent-style-name="Standard" style:family="paragraph">
      <style:text-properties style:font-name="Monaco" fo:font-size="11pt" style:font-size-asian="11pt" style:font-size-complex="11pt"/>
    </style:style>
    <style:style style:name="P108" style:parent-style-name="Standard" style:family="paragraph">
      <style:text-properties style:font-name="Monaco" fo:font-size="11pt" style:font-size-asian="11pt" style:font-size-complex="11pt"/>
    </style:style>
    <style:style style:name="P109" style:parent-style-name="Standard" style:family="paragraph">
      <style:text-properties style:font-name="Monaco" fo:font-size="11pt" style:font-size-asian="11pt" style:font-size-complex="11pt"/>
    </style:style>
    <style:style style:name="P110" style:parent-style-name="Standard" style:family="paragraph">
      <style:text-properties style:font-name="Monaco" fo:font-size="11pt" style:font-size-asian="11pt" style:font-size-complex="11pt"/>
    </style:style>
    <style:style style:name="P111" style:parent-style-name="Standard" style:family="paragraph">
      <style:text-properties style:font-name="Monaco" fo:font-size="11pt" style:font-size-asian="11pt" style:font-size-complex="11pt"/>
    </style:style>
    <style:style style:name="P112" style:parent-style-name="Standard" style:family="paragraph">
      <style:text-properties style:font-name="Monaco" fo:font-size="11pt" style:font-size-asian="11pt" style:font-size-complex="11pt"/>
    </style:style>
    <style:style style:name="P113" style:parent-style-name="Standard" style:family="paragraph">
      <style:text-properties style:font-name="Monaco" fo:font-size="11pt" style:font-size-asian="11pt" style:font-size-complex="11pt"/>
    </style:style>
    <style:style style:name="P114" style:parent-style-name="Standard" style:family="paragraph">
      <style:text-properties style:font-name="Monaco" fo:font-size="11pt" style:font-size-asian="11pt" style:font-size-complex="11pt"/>
    </style:style>
    <style:style style:name="P115" style:parent-style-name="Standard" style:family="paragraph">
      <style:text-properties style:font-name="Monaco" fo:font-size="11pt" style:font-size-asian="11pt" style:font-size-complex="11pt"/>
    </style:style>
    <style:style style:name="P116" style:parent-style-name="Standard" style:family="paragraph">
      <style:text-properties style:font-name="Monaco" fo:font-size="11pt" style:font-size-asian="11pt" style:font-size-complex="11pt"/>
    </style:style>
    <style:style style:name="P117" style:parent-style-name="Standard" style:family="paragraph">
      <style:text-properties style:font-name="Monaco" fo:font-size="11pt" style:font-size-asian="11pt" style:font-size-complex="11pt"/>
    </style:style>
    <style:style style:name="P118" style:parent-style-name="Standard" style:family="paragraph">
      <style:text-properties style:font-name="Monaco" fo:font-size="11pt" style:font-size-asian="11pt" style:font-size-complex="11pt"/>
    </style:style>
    <style:style style:name="P119" style:parent-style-name="Standard" style:family="paragraph">
      <style:text-properties style:font-name="Monaco" fo:font-size="11pt" style:font-size-asian="11pt" style:font-size-complex="11pt"/>
    </style:style>
    <style:style style:name="P120" style:parent-style-name="Standard" style:family="paragraph">
      <style:text-properties style:font-name="Monaco" fo:font-size="11pt" style:font-size-asian="11pt" style:font-size-complex="11pt"/>
    </style:style>
    <style:style style:name="P121" style:parent-style-name="Standard" style:family="paragraph">
      <style:text-properties style:font-name="Monaco" fo:font-size="11pt" style:font-size-asian="11pt" style:font-size-complex="11pt"/>
    </style:style>
    <style:style style:name="P122" style:parent-style-name="Standard" style:family="paragraph">
      <style:text-properties style:font-name="Monaco" fo:font-size="11pt" style:font-size-asian="11pt" style:font-size-complex="11pt"/>
    </style:style>
    <style:style style:name="P123" style:parent-style-name="Standard" style:family="paragraph">
      <style:text-properties style:font-name="Monaco" fo:font-size="11pt" style:font-size-asian="11pt" style:font-size-complex="11pt"/>
    </style:style>
    <style:style style:name="P124" style:parent-style-name="Standard" style:family="paragraph">
      <style:text-properties style:font-name="Monaco" fo:font-size="11pt" style:font-size-asian="11pt" style:font-size-complex="11pt"/>
    </style:style>
    <style:style style:name="P125" style:parent-style-name="Standard" style:family="paragraph">
      <style:text-properties style:font-name="Monaco" fo:font-size="11pt" style:font-size-asian="11pt" style:font-size-complex="11pt"/>
    </style:style>
    <style:style style:name="P126" style:parent-style-name="Standard" style:family="paragraph">
      <style:text-properties style:font-name="Monaco" fo:font-size="11pt" style:font-size-asian="11pt" style:font-size-complex="11pt"/>
    </style:style>
    <style:style style:name="P127" style:parent-style-name="Standard" style:family="paragraph">
      <style:text-properties style:font-name="Monaco" fo:font-size="11pt" style:font-size-asian="11pt" style:font-size-complex="11pt"/>
    </style:style>
    <style:style style:name="P128" style:parent-style-name="Standard" style:family="paragraph">
      <style:text-properties style:font-name="Monaco" fo:font-size="11pt" style:font-size-asian="11pt" style:font-size-complex="11pt"/>
    </style:style>
    <style:style style:name="P129" style:parent-style-name="Standard" style:family="paragraph">
      <style:text-properties style:font-name="Monaco" fo:font-size="11pt" style:font-size-asian="11pt" style:font-size-complex="11pt"/>
    </style:style>
    <style:style style:name="P130" style:parent-style-name="Standard" style:family="paragraph">
      <style:text-properties style:font-name="Monaco" fo:font-size="11pt" style:font-size-asian="11pt" style:font-size-complex="11pt"/>
    </style:style>
    <style:style style:name="P131" style:parent-style-name="Standard" style:family="paragraph">
      <style:text-properties style:font-name="Monaco" fo:font-size="11pt" style:font-size-asian="11pt" style:font-size-complex="11pt"/>
    </style:style>
    <style:style style:name="P132" style:parent-style-name="Standard" style:family="paragraph">
      <style:text-properties style:font-name="Monaco" fo:font-size="11pt" style:font-size-asian="11pt" style:font-size-complex="11pt"/>
    </style:style>
    <style:style style:name="P133" style:parent-style-name="Standard" style:family="paragraph">
      <style:text-properties style:font-name="Monaco" fo:font-size="11pt" style:font-size-asian="11pt" style:font-size-complex="11pt"/>
    </style:style>
    <style:style style:name="P134" style:parent-style-name="Standard" style:family="paragraph">
      <style:text-properties style:font-name="Monaco" fo:font-size="11pt" style:font-size-asian="11pt" style:font-size-complex="11pt"/>
    </style:style>
    <style:style style:name="P135" style:parent-style-name="Standard" style:family="paragraph">
      <style:text-properties style:font-name="Monaco" fo:font-size="11pt" style:font-size-asian="11pt" style:font-size-complex="11pt"/>
    </style:style>
    <style:style style:name="P136" style:parent-style-name="Standard" style:family="paragraph">
      <style:text-properties style:font-name="Monaco" fo:font-size="11pt" style:font-size-asian="11pt" style:font-size-complex="11pt"/>
    </style:style>
    <style:style style:name="P137" style:parent-style-name="Standard" style:family="paragraph">
      <style:text-properties style:font-name="Monaco" fo:font-size="11pt" style:font-size-asian="11pt" style:font-size-complex="11pt"/>
    </style:style>
    <style:style style:name="P138" style:parent-style-name="Standard" style:family="paragraph">
      <style:text-properties style:font-name="Monaco" fo:font-size="11pt" style:font-size-asian="11pt" style:font-size-complex="11pt"/>
    </style:style>
    <style:style style:name="P139" style:parent-style-name="Standard" style:family="paragraph">
      <style:text-properties style:font-name="Monaco" fo:font-size="11pt" style:font-size-asian="11pt" style:font-size-complex="11pt"/>
    </style:style>
    <style:style style:name="P140" style:parent-style-name="Standard" style:family="paragraph">
      <style:text-properties style:font-name="Monaco" fo:font-size="11pt" style:font-size-asian="11pt" style:font-size-complex="11pt"/>
    </style:style>
    <style:style style:name="P141" style:parent-style-name="Standard" style:family="paragraph">
      <style:text-properties style:font-name="Monaco" fo:font-size="11pt" style:font-size-asian="11pt" style:font-size-complex="11pt"/>
    </style:style>
    <style:style style:name="P142" style:parent-style-name="Standard" style:family="paragraph">
      <style:text-properties style:font-name="Monaco" fo:font-size="11pt" style:font-size-asian="11pt" style:font-size-complex="11pt"/>
    </style:style>
    <style:style style:name="P143" style:parent-style-name="Standard" style:family="paragraph">
      <style:text-properties style:font-name="Monaco" fo:font-size="11pt" style:font-size-asian="11pt" style:font-size-complex="11pt"/>
    </style:style>
    <style:style style:name="P144" style:parent-style-name="Standard" style:family="paragraph">
      <style:text-properties style:font-name="Monaco" fo:font-size="11pt" style:font-size-asian="11pt" style:font-size-complex="11pt"/>
    </style:style>
    <style:style style:name="P145" style:parent-style-name="Standard" style:family="paragraph">
      <style:text-properties style:font-name="Monaco" fo:font-size="11pt" style:font-size-asian="11pt" style:font-size-complex="11pt"/>
    </style:style>
    <style:style style:name="P146" style:parent-style-name="Standard" style:family="paragraph">
      <style:text-properties style:font-name="Monaco" fo:font-size="11pt" style:font-size-asian="11pt" style:font-size-complex="11pt"/>
    </style:style>
    <style:style style:name="P147" style:parent-style-name="Standard" style:family="paragraph">
      <style:text-properties style:font-name="Monaco" fo:font-size="11pt" style:font-size-asian="11pt" style:font-size-complex="11pt"/>
    </style:style>
    <style:style style:name="P148" style:parent-style-name="Standard" style:family="paragraph">
      <style:text-properties style:font-name="Monaco" fo:font-size="11pt" style:font-size-asian="11pt" style:font-size-complex="11pt"/>
    </style:style>
    <style:style style:name="P149" style:parent-style-name="Standard" style:family="paragraph">
      <style:text-properties style:font-name="Monaco" fo:font-size="11pt" style:font-size-asian="11pt" style:font-size-complex="11pt"/>
    </style:style>
    <style:style style:name="P150" style:parent-style-name="Standard" style:family="paragraph">
      <style:text-properties style:font-name="Monaco" fo:font-size="11pt" style:font-size-asian="11pt" style:font-size-complex="11pt"/>
    </style:style>
    <style:style style:name="P151" style:parent-style-name="Standard" style:family="paragraph">
      <style:text-properties style:font-name="Monaco" fo:font-size="11pt" style:font-size-asian="11pt" style:font-size-complex="11pt"/>
    </style:style>
    <style:style style:name="P152" style:parent-style-name="Standard" style:family="paragraph">
      <style:text-properties style:font-name="Monaco" fo:font-size="11pt" style:font-size-asian="11pt" style:font-size-complex="11pt"/>
    </style:style>
    <style:style style:name="P153" style:parent-style-name="Standard" style:family="paragraph">
      <style:text-properties style:font-name="Monaco" fo:font-size="11pt" style:font-size-asian="11pt" style:font-size-complex="11pt"/>
    </style:style>
    <style:style style:name="P154" style:parent-style-name="Standard" style:family="paragraph">
      <style:text-properties style:font-name="Monaco" fo:font-size="11pt" style:font-size-asian="11pt" style:font-size-complex="11pt"/>
    </style:style>
    <style:style style:name="P155" style:parent-style-name="Standard" style:family="paragraph">
      <style:text-properties style:font-name="Monaco" fo:font-size="11pt" style:font-size-asian="11pt" style:font-size-complex="11pt"/>
    </style:style>
    <style:style style:name="P156" style:parent-style-name="Standard" style:family="paragraph">
      <style:text-properties style:font-name="Monaco" fo:font-size="11pt" style:font-size-asian="11pt" style:font-size-complex="11pt"/>
    </style:style>
    <style:style style:name="P157" style:parent-style-name="Standard" style:family="paragraph">
      <style:text-properties style:font-name="Monaco" fo:font-size="11pt" style:font-size-asian="11pt" style:font-size-complex="11pt"/>
    </style:style>
    <style:style style:name="P158" style:parent-style-name="Standard" style:family="paragraph">
      <style:text-properties style:font-name="Monaco" fo:font-size="11pt" style:font-size-asian="11pt" style:font-size-complex="11pt"/>
    </style:style>
    <style:style style:name="P159" style:parent-style-name="Standard" style:family="paragraph">
      <style:text-properties style:font-name="Monaco" fo:font-size="11pt" style:font-size-asian="11pt" style:font-size-complex="11pt"/>
    </style:style>
    <style:style style:name="P160" style:parent-style-name="Standard" style:family="paragraph">
      <style:text-properties style:font-name="Monaco" fo:font-size="11pt" style:font-size-asian="11pt" style:font-size-complex="11pt"/>
    </style:style>
    <style:style style:name="P161" style:parent-style-name="Standard" style:family="paragraph">
      <style:text-properties style:font-name="Monaco" fo:font-size="11pt" style:font-size-asian="11pt" style:font-size-complex="11pt"/>
    </style:style>
    <style:style style:name="P162" style:parent-style-name="Standard" style:family="paragraph">
      <style:text-properties style:font-name="Monaco" fo:font-size="11pt" style:font-size-asian="11pt" style:font-size-complex="11pt"/>
    </style:style>
    <style:style style:name="P163" style:parent-style-name="Standard" style:family="paragraph">
      <style:text-properties style:font-name="Monaco" fo:font-size="11pt" style:font-size-asian="11pt" style:font-size-complex="11pt"/>
    </style:style>
    <style:style style:name="P164" style:parent-style-name="Standard" style:family="paragraph">
      <style:text-properties style:font-name="Monaco" fo:font-size="11pt" style:font-size-asian="11pt" style:font-size-complex="11pt"/>
    </style:style>
    <style:style style:name="P165" style:parent-style-name="Standard" style:family="paragraph">
      <style:text-properties style:font-name="Monaco" fo:font-size="11pt" style:font-size-asian="11pt" style:font-size-complex="11pt"/>
    </style:style>
    <style:style style:name="P166" style:parent-style-name="Standard" style:family="paragraph">
      <style:text-properties style:font-name="Monaco" fo:font-size="11pt" style:font-size-asian="11pt" style:font-size-complex="11pt"/>
    </style:style>
    <style:style style:name="P167" style:parent-style-name="Standard" style:family="paragraph">
      <style:text-properties style:font-name="Monaco" fo:font-size="11pt" style:font-size-asian="11pt" style:font-size-complex="11pt"/>
    </style:style>
    <style:style style:name="P168" style:parent-style-name="Standard" style:family="paragraph">
      <style:text-properties style:font-name="Monaco" fo:font-size="11pt" style:font-size-asian="11pt" style:font-size-complex="11pt"/>
    </style:style>
    <style:style style:name="P169" style:parent-style-name="Standard" style:family="paragraph">
      <style:text-properties style:font-name="Monaco" fo:font-size="11pt" style:font-size-asian="11pt" style:font-size-complex="11pt"/>
    </style:style>
    <style:style style:name="P170" style:parent-style-name="Standard" style:family="paragraph">
      <style:text-properties style:font-name="Monaco" fo:font-size="11pt" style:font-size-asian="11pt" style:font-size-complex="11pt"/>
    </style:style>
    <style:style style:name="P171" style:parent-style-name="Standard" style:family="paragraph">
      <style:text-properties style:font-name="Monaco" fo:font-size="11pt" style:font-size-asian="11pt" style:font-size-complex="11pt"/>
    </style:style>
    <style:style style:name="P172" style:parent-style-name="Standard" style:family="paragraph">
      <style:text-properties style:font-name="Monaco" fo:font-size="11pt" style:font-size-asian="11pt" style:font-size-complex="11pt"/>
    </style:style>
    <style:style style:name="P173" style:parent-style-name="Standard" style:family="paragraph">
      <style:text-properties style:font-name="Monaco" fo:font-size="11pt" style:font-size-asian="11pt" style:font-size-complex="11pt"/>
    </style:style>
    <style:style style:name="P174" style:parent-style-name="Standard" style:family="paragraph">
      <style:text-properties style:font-name="Monaco" fo:font-size="11pt" style:font-size-asian="11pt" style:font-size-complex="11pt"/>
    </style:style>
    <style:style style:name="P175" style:parent-style-name="Standard" style:family="paragraph">
      <style:text-properties style:font-name="Monaco" fo:font-size="11pt" style:font-size-asian="11pt" style:font-size-complex="11pt"/>
    </style:style>
    <style:style style:name="P176" style:parent-style-name="Standard" style:family="paragraph">
      <style:text-properties style:font-name="Monaco" fo:font-size="11pt" style:font-size-asian="11pt" style:font-size-complex="11pt"/>
    </style:style>
    <style:style style:name="P177" style:parent-style-name="Standard" style:family="paragraph">
      <style:text-properties style:font-name="Monaco" fo:font-size="11pt" style:font-size-asian="11pt" style:font-size-complex="11pt"/>
    </style:style>
    <style:style style:name="P178" style:parent-style-name="Standard" style:family="paragraph">
      <style:text-properties style:font-name="Monaco" fo:font-size="11pt" style:font-size-asian="11pt" style:font-size-complex="11pt"/>
    </style:style>
    <style:style style:name="P179" style:parent-style-name="Standard" style:family="paragraph">
      <style:text-properties style:font-name="Monaco" fo:font-size="11pt" style:font-size-asian="11pt" style:font-size-complex="11pt"/>
    </style:style>
    <style:style style:name="P180" style:parent-style-name="Standard" style:family="paragraph">
      <style:text-properties style:font-name="Monaco" fo:font-size="11pt" style:font-size-asian="11pt" style:font-size-complex="11pt"/>
    </style:style>
    <style:style style:name="P181" style:parent-style-name="Standard" style:family="paragraph">
      <style:text-properties style:font-name="Monaco" fo:font-size="11pt" style:font-size-asian="11pt" style:font-size-complex="11pt"/>
    </style:style>
    <style:style style:name="P182" style:parent-style-name="Standard" style:family="paragraph">
      <style:text-properties style:font-name="Monaco" fo:font-size="11pt" style:font-size-asian="11pt" style:font-size-complex="11pt"/>
    </style:style>
    <style:style style:name="P183" style:parent-style-name="Standard" style:family="paragraph">
      <style:text-properties style:font-name="Monaco" fo:font-size="11pt" style:font-size-asian="11pt" style:font-size-complex="11pt"/>
    </style:style>
    <style:style style:name="P184" style:parent-style-name="Standard" style:family="paragraph">
      <style:text-properties style:font-name="Monaco" fo:font-size="11pt" style:font-size-asian="11pt" style:font-size-complex="11pt"/>
    </style:style>
    <style:style style:name="P185" style:parent-style-name="Standard" style:family="paragraph">
      <style:text-properties style:font-name="Monaco" fo:font-size="11pt" style:font-size-asian="11pt" style:font-size-complex="11pt"/>
    </style:style>
    <style:style style:name="P186" style:parent-style-name="Standard" style:family="paragraph">
      <style:text-properties style:font-name="Monaco" fo:font-size="11pt" style:font-size-asian="11pt" style:font-size-complex="11pt"/>
    </style:style>
    <style:style style:name="T187" style:parent-style-name="DefaultParagraphFont" style:family="text">
      <style:text-properties style:font-name="Monaco" fo:font-size="11pt" style:font-size-asian="11pt" style:font-size-complex="11pt"/>
    </style:style>
  </office:automatic-styles>
  <office:body>
    <office:text text:use-soft-page-breaks="true">
      <text:p text:style-name="P1">//ipcp.c //ipc using pipe</text:p>
      <text:p text:style-name="P2"/>
      <text:p text:style-name="P3">#include &lt;stdio.h&gt;</text:p>
      <text:p text:style-name="P4">main()</text:p>
      <text:p text:style-name="P5">{</text:p>
      <text:p text:style-name="P6"><text:tab/>int p[2];</text:p>
      <text:p text:style-name="P7"><text:tab/>char buff1[10]=" ",buff2[10]=" ";</text:p>
      <text:p text:style-name="P8"><text:tab/>int pr,<text:s/>data;</text:p>
      <text:p text:style-name="P9"><text:tab/></text:p>
      <text:p text:style-name="P10"><text:tab/>if(pipe(p)&lt;0) // pipe is creating with pipe() system call</text:p>
      <text:p text:style-name="P11"><text:tab/><text:tab/>printf(" \npipe cannot be created\n");</text:p>
      <text:p text:style-name="P12"><text:tab/></text:p>
      <text:p text:style-name="P13"><text:tab/>pr = fork();// child process creation</text:p>
      <text:p text:style-name="P14"><text:tab/></text:p>
      <text:p text:style-name="P15"><text:tab/>if(pr&lt;0)</text:p>
      <text:p text:style-name="P16"><text:tab/><text:tab/>printf("\n no child process is created\n");</text:p>
      <text:p text:style-name="P17"><text:tab/>else if (pr==0)</text:p>
      <text:p text:style-name="P18"><text:tab/>{</text:p>
      <text:p text:style-name="P19"><text:tab/><text:tab/>close(p[1]);// closing pipe's write end</text:p>
      <text:p text:style-name="P20"><text:tab/><text:tab/>data = read(p[0],buff2,sizeof(buff2));//reading from pipe</text:p>
      <text:p text:style-name="P21"><text:tab/><text:tab/>if(data&lt;0)</text:p>
      <text:p text:style-name="P22"><text:tab/><text:tab/><text:tab/>printf("\n cannot read from pipe\n");</text:p>
      <text:p text:style-name="P23"><text:tab/><text:tab/>printf("\nchild process : \n");</text:p>
      <text:p text:style-name="P24"><text:tab/><text:tab/>printf("\nmessage from parent process is: %s\n",buff2);</text:p>
      <text:p text:style-name="P25"><text:tab/><text:tab/>close(p[0]);// closing pipe's read end</text:p>
      <text:p text:style-name="P26"><text:tab/>}</text:p>
      <text:p text:style-name="P27"><text:tab/>else</text:p>
      <text:p text:style-name="P28"><text:tab/>{</text:p>
      <text:p text:style-name="P29"><text:tab/><text:tab/>close(p[0]);//closing pipe's read end</text:p>
      <text:p text:style-name="P30"><text:tab/><text:tab/>printf("\nparent process : \n");</text:p>
      <text:p text:style-name="P31"><text:tab/><text:tab/>fgets(buff1,10,stdin);// reading data from the keyboard</text:p>
      <text:p text:style-name="P32"><text:tab/><text:tab/>data=write(p[1],buff1,sizeof(buff1));//writing into pipe</text:p>
      <text:p text:style-name="P33"/>
      <text:p text:style-name="P34"/>
      <text:p text:style-name="P35"/>
      <text:p text:style-name="P36"/>
      <text:p text:style-name="P37"><text:tab/><text:tab/>if(data&lt;0)</text:p>
      <text:p text:style-name="P38"><text:tab/><text:tab/><text:tab/>printf("\ncannot write to pipe\n");</text:p>
      <text:p text:style-name="P39"><text:tab/><text:tab/>printf("message send to child process is : %s\n",buff1);</text:p>
      <text:p text:style-name="P40"><text:tab/><text:tab/>close(p[1]);// closing pipe's write end</text:p>
      <text:p text:style-name="P41"><text:tab/>}</text:p>
      <text:p text:style-name="P42">}</text:p>
      <text:p text:style-name="P43"/>
      <text:p text:style-name="P44"/>
      <text:p text:style-name="P45"/>
      <text:p text:style-name="P46">//fifoserver.c // server program using fifo(named pipe)</text:p>
      <text:p text:style-name="P47"/>
      <text:p text:style-name="P48">#include &lt;stdio.h&gt;</text:p>
      <text:p text:style-name="P49">#include &lt;fcntl.h&gt;</text:p>
      <text:soft-page-break/>
      <text:p text:style-name="P50">#include &lt;sys/types.h&gt;</text:p>
      <text:p text:style-name="P51">#include &lt;sys/stat.h&gt;</text:p>
      <text:p text:style-name="P52"/>
      <text:p text:style-name="P53">main()</text:p>
      <text:p text:style-name="P54">{</text:p>
      <text:p text:style-name="P55"><text:tab/>unlink("fifo");</text:p>
      <text:p text:style-name="P56"><text:tab/>int out,fd;</text:p>
      <text:p text:style-name="P57"><text:tab/>char buff[10] =<text:s/>" ";</text:p>
      <text:p text:style-name="P58"><text:tab/>out = mknod("fifo",<text:s/>S_IFIFO|0755,0); // creating fifo</text:p>
      <text:p text:style-name="P59"><text:tab/>if(out&lt;0)</text:p>
      <text:p text:style-name="P60"><text:tab/><text:tab/>printf("\nFIFO not created\n");</text:p>
      <text:p text:style-name="P61"><text:tab/>fd = open("fifo",<text:s/>O_WRONLY);//opening fifo for writing</text:p>
      <text:p text:style-name="P62"><text:tab/>if(fd&lt;0)</text:p>
      <text:p text:style-name="P63"><text:tab/><text:tab/>printf("\ncannot open FIFO for writing\n");</text:p>
      <text:p text:style-name="P64"><text:tab/>printf("\nServer program :\n");</text:p>
      <text:p text:style-name="P65"><text:tab/>printf("\nEnter the message to be sent to the client\n");</text:p>
      <text:p text:style-name="P66"><text:tab/>fgets(buff,<text:s/>10,<text:s/>stdin);//reading message from keyboard</text:p>
      <text:p text:style-name="P67"><text:tab/>out = write(fd,buff,sizeof(buff));//writing into fifo</text:p>
      <text:p text:style-name="P68"><text:tab/>if(out&lt;0)</text:p>
      <text:p text:style-name="P69"><text:tab/><text:tab/>printf("\ncannot write to FIFO\n");</text:p>
      <text:p text:style-name="P70"><text:tab/>close(fd);</text:p>
      <text:p text:style-name="P71">}</text:p>
      <text:p text:style-name="P72"/>
      <text:p text:style-name="P73"/>
      <text:p text:style-name="P74"/>
      <text:p text:style-name="P75">//fifoclient.c // client program using fifo(named pipe)</text:p>
      <text:p text:style-name="P76"/>
      <text:p text:style-name="P77">#include &lt;stdio.h&gt;</text:p>
      <text:p text:style-name="P78">#include &lt;fcntl.h&gt;</text:p>
      <text:p text:style-name="P79">#include &lt;sys/types.h&gt;</text:p>
      <text:p text:style-name="P80">#include &lt;sys/stat.h&gt;</text:p>
      <text:p text:style-name="P81"/>
      <text:p text:style-name="P82">main()</text:p>
      <text:p text:style-name="P83">{</text:p>
      <text:p text:style-name="P84"><text:tab/></text:p>
      <text:p text:style-name="P85"><text:tab/>int out,fd;</text:p>
      <text:p text:style-name="P86"><text:tab/>char buff[10] = " ";</text:p>
      <text:p text:style-name="P87"><text:tab/>fd = open("fifo",<text:s/>O_RDONLY);//opening fifo for reading</text:p>
      <text:p text:style-name="P88"><text:tab/>printf("\nClient program :\n");</text:p>
      <text:p text:style-name="P89"><text:tab/>if(fd&lt;0)</text:p>
      <text:p text:style-name="P90"><text:tab/><text:tab/>printf("\ncannot open FIFO for writing\n");</text:p>
      <text:p text:style-name="P91"><text:tab/>out = read(fd,<text:s/>buff,<text:s/>sizeof(buff));//reading from fifo</text:p>
      <text:p text:style-name="P92"><text:tab/></text:p>
      <text:p text:style-name="P93"><text:tab/>if(out&lt;0)</text:p>
      <text:p text:style-name="P94"><text:tab/><text:tab/>printf("\ncannot read from FIFO\n");</text:p>
      <text:p text:style-name="P95"><text:tab/></text:p>
      <text:p text:style-name="P96"><text:tab/>printf("\nMessage from server\n");</text:p>
      <text:p text:style-name="P97"><text:tab/>write(1,<text:s/>buff,<text:s/>sizeof(buff));//writing the message to terminal</text:p>
      <text:p text:style-name="P98"><text:tab/><text:tab/></text:p>
      <text:soft-page-break/>
      <text:p text:style-name="P99"><text:tab/>close(fd);</text:p>
      <text:p text:style-name="P100">}</text:p>
      <text:p text:style-name="P101"/>
      <text:p text:style-name="P102"/>
      <text:p text:style-name="P103"/>
      <text:p text:style-name="P104">//ipcmqserver.c // server program using message queue</text:p>
      <text:p text:style-name="P105"/>
      <text:p text:style-name="P106">#include &lt;stdio.h&gt;</text:p>
      <text:p text:style-name="P107">#include &lt;stdlib.h&gt;</text:p>
      <text:p text:style-name="P108">#include &lt;sys/types.h&gt;</text:p>
      <text:p text:style-name="P109">#include &lt;sys/ipc.h&gt;</text:p>
      <text:p text:style-name="P110">#include &lt;sys/msg.h&gt;</text:p>
      <text:p text:style-name="P111">#include &lt;string.h&gt;</text:p>
      <text:p text:style-name="P112"/>
      <text:p text:style-name="P113">struct msgbuff</text:p>
      <text:p text:style-name="P114">{</text:p>
      <text:p text:style-name="P115"><text:tab/>long type;</text:p>
      <text:p text:style-name="P116"><text:tab/>char msg[10];</text:p>
      <text:p text:style-name="P117">};</text:p>
      <text:p text:style-name="P118"/>
      <text:p text:style-name="P119">struct<text:s/>msgbuff ptr;</text:p>
      <text:p text:style-name="P120"/>
      <text:p text:style-name="P121">main()</text:p>
      <text:p text:style-name="P122">{</text:p>
      <text:p text:style-name="P123"><text:tab/>key_t key1;</text:p>
      <text:p text:style-name="P124"><text:tab/>int id1,sys;</text:p>
      <text:p text:style-name="P125"><text:tab/>key1 = ftok("./ipcmqserver.c",<text:s/>'s');</text:p>
      <text:p text:style-name="P126"/>
      <text:p text:style-name="P127"><text:tab/>//if(key1&lt;0) error</text:p>
      <text:p text:style-name="P128"/>
      <text:p text:style-name="P129"><text:tab/>id1 = msgget(key1, IPC_CREAT|0666);//getting message queue id</text:p>
      <text:p text:style-name="P130"><text:tab/>//if msgid &lt; 0 error</text:p>
      <text:p text:style-name="P131"/>
      <text:p text:style-name="P132"><text:tab/>printf("\nServer Program :\n");</text:p>
      <text:p text:style-name="P133"><text:tab/>printf("\nmessage id is : %d\n",id1);</text:p>
      <text:p text:style-name="P134"/>
      <text:p text:style-name="P135"><text:tab/>printf("\nEnter the message to send :\n");</text:p>
      <text:p text:style-name="P136"><text:tab/></text:p>
      <text:p text:style-name="P137"><text:tab/>fgets(ptr.msg,<text:s/>1024,<text:s/>stdin);</text:p>
      <text:p text:style-name="P138"><text:tab/>ptr.type = 10;</text:p>
      <text:p text:style-name="P139"/>
      <text:p text:style-name="P140"><text:tab/>sys = msgsnd(id1,<text:s/>&amp;ptr,<text:s/>strlen(ptr.msg),0);</text:p>
      <text:p text:style-name="P141"/>
      <text:p text:style-name="P142"><text:tab/>//if(sys&lt;0) error</text:p>
      <text:p text:style-name="P143"/>
      <text:p text:style-name="P144">}</text:p>
      <text:p text:style-name="P145"><text:tab/></text:p>
      <text:p text:style-name="P146"/>
      <text:p text:style-name="P147"/>
      <text:p text:style-name="P148"/>
      <text:p text:style-name="P149">//ipcmqclient.c // client<text:s/>program using message queue</text:p>
      <text:p text:style-name="P150"/>
      <text:p text:style-name="P151">#include &lt;stdio.h&gt;</text:p>
      <text:p text:style-name="P152">#include &lt;stdlib.h&gt;</text:p>
      <text:p text:style-name="P153">#include &lt;sys/types.h&gt;</text:p>
      <text:p text:style-name="P154">#include &lt;sys/ipc.h&gt;</text:p>
      <text:p text:style-name="P155">#include &lt;sys/msg.h&gt;</text:p>
      <text:p text:style-name="P156">#include &lt;string.h&gt;</text:p>
      <text:p text:style-name="P157"/>
      <text:p text:style-name="P158">struct msgbuff</text:p>
      <text:p text:style-name="P159">{</text:p>
      <text:p text:style-name="P160"><text:tab/>long type;</text:p>
      <text:p text:style-name="P161"><text:tab/>char msg[10];</text:p>
      <text:p text:style-name="P162">};</text:p>
      <text:p text:style-name="P163"/>
      <text:p text:style-name="P164">struct msgbuff ptr;</text:p>
      <text:p text:style-name="P165"/>
      <text:p text:style-name="P166">main()</text:p>
      <text:p text:style-name="P167">{</text:p>
      <text:p text:style-name="P168"><text:tab/>key_t key2;</text:p>
      <text:p text:style-name="P169"><text:tab/>int<text:s/>id2,sys;</text:p>
      <text:p text:style-name="P170"><text:tab/>key2 = ftok("./ipcmqserver.c",'s');</text:p>
      <text:p text:style-name="P171"/>
      <text:p text:style-name="P172"><text:tab/>//if(key2&lt;0) error</text:p>
      <text:p text:style-name="P173"/>
      <text:p text:style-name="P174"><text:tab/>id2 = msgget(key2, IPC_CREAT|0666);//getting message queue id</text:p>
      <text:p text:style-name="P175"><text:tab/>//if msgid &lt; 0 error</text:p>
      <text:p text:style-name="P176"/>
      <text:p text:style-name="P177"><text:tab/>printf("\nClient Program :\n");</text:p>
      <text:p text:style-name="P178"><text:tab/>printf("\nmessage id is : %d\n",id2);</text:p>
      <text:p text:style-name="P179"/>
      <text:p text:style-name="P180"><text:tab/>sys =<text:s/>msgrcv(id2,<text:s/>&amp;ptr,<text:s/>1024,<text:s/>0,<text:s/>0);</text:p>
      <text:p text:style-name="P181"><text:tab/></text:p>
      <text:p text:style-name="P182"><text:tab/>//if(sys&lt;0) error</text:p>
      <text:p text:style-name="P183"><text:tab/></text:p>
      <text:p text:style-name="P184"><text:tab/>printf("\nmessage received from server is : %s \n",ptr.msg);</text:p>
      <text:p text:style-name="P185"/>
      <text:p text:style-name="P186">}</text:p>
      <text:p text:style-name="Standard"><text:span text:style-name="T18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aco" svg:font-family="Monaco" style:font-family-generic="swiss" style:font-pitch="variable" svg:panose-1="2 11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c </meta:initial-creator>
    <dc:creator>Srividya Krishnakumar</dc:creator>
    <meta:creation-date>2019-03-01T16:52:00Z</meta:creation-date>
    <dc:date>2019-03-02T01:51:00Z</dc:date>
    <meta:template xlink:href="Normal" xlink:type="simple"/>
    <meta:editing-cycles>11</meta:editing-cycles>
    <meta:editing-duration>PT840S</meta:editing-duration>
    <meta:document-statistic meta:page-count="4" meta:paragraph-count="7" meta:word-count="528" meta:character-count="3534" meta:row-count="25" meta:non-whitespace-character-count="3013"/>
  </office:meta>
</office:document-meta>
</file>